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29.21mm"/>
    </style:style>
    <style:style style:name="co3" style:family="table-column">
      <style:table-column-properties fo:break-before="auto" style:column-width="22.95mm"/>
    </style:style>
    <style:style style:name="co4" style:family="table-column">
      <style:table-column-properties fo:break-before="auto" style:column-width="28.13mm"/>
    </style:style>
    <style:style style:name="co5" style:family="table-column">
      <style:table-column-properties fo:break-before="auto" style:column-width="28.95mm"/>
    </style:style>
    <style:style style:name="co6" style:family="table-column">
      <style:table-column-properties fo:break-before="auto" style:column-width="36.57mm"/>
    </style:style>
    <style:style style:name="co7" style:family="table-column">
      <style:table-column-properties fo:break-before="auto" style:column-width="18.04mm"/>
    </style:style>
    <style:style style:name="co8" style:family="table-column">
      <style:table-column-properties fo:break-before="auto" style:column-width="23.23mm"/>
    </style:style>
    <style:style style:name="co9" style:family="table-column">
      <style:table-column-properties fo:break-before="auto" style:column-width="24.59mm"/>
    </style:style>
    <style:style style:name="co10" style:family="table-column">
      <style:table-column-properties fo:break-before="auto" style:column-width="9.33mm"/>
    </style:style>
    <style:style style:name="co11" style:family="table-column">
      <style:table-column-properties fo:break-before="auto" style:column-width="9.88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ampleShe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Sample_ID</text:p>
          </table:table-cell>
          <table:table-cell office:value-type="string" calcext:value-type="string">
            <text:p>Sentrix_Barcode</text:p>
          </table:table-cell>
          <table:table-cell office:value-type="string" calcext:value-type="string">
            <text:p>Sentrix_Row</text:p>
          </table:table-cell>
          <table:table-cell office:value-type="string" calcext:value-type="string">
            <text:p>Sentrix_Column</text:p>
          </table:table-cell>
          <table:table-cell office:value-type="string" calcext:value-type="string">
            <text:p>Sentrix_Position</text:p>
          </table:table-cell>
          <table:table-cell office:value-type="string" calcext:value-type="string">
            <text:p>Sentrix_ID</text:p>
          </table:table-cell>
          <table:table-cell office:value-type="string" calcext:value-type="string">
            <text:p>PlateRow</text:p>
          </table:table-cell>
          <table:table-cell office:value-type="string" calcext:value-type="string">
            <text:p>PlateColumn</text:p>
          </table:table-cell>
          <table:table-cell office:value-type="string" calcext:value-type="string">
            <text:p>SampleGroup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ge</text:p>
          </table:table-cell>
        </table:table-row>
        <table:table-row table:style-name="ro1">
          <table:table-cell office:value-type="string" calcext:value-type="string">
            <text:p>PBL7</text:p>
          </table:table-cell>
          <table:table-cell office:value-type="float" office:value="6057825094" calcext:value-type="float">
            <text:p>60578250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01C01</text:p>
          </table:table-cell>
          <table:table-cell office:value-type="string" calcext:value-type="string">
            <text:p>6057825094_R01C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M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PBL8</text:p>
          </table:table-cell>
          <table:table-cell office:value-type="float" office:value="6057825094" calcext:value-type="float">
            <text:p>605782509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2C01</text:p>
          </table:table-cell>
          <table:table-cell office:value-type="string" calcext:value-type="string">
            <text:p>6057825094_R02C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M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S16911</text:p>
          </table:table-cell>
          <table:table-cell office:value-type="float" office:value="6057825094" calcext:value-type="float">
            <text:p>605782509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02C02</text:p>
          </table:table-cell>
          <table:table-cell office:value-type="string" calcext:value-type="string">
            <text:p>6057825094_R02C0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BL9</text:p>
          </table:table-cell>
          <table:table-cell office:value-type="float" office:value="6057825094" calcext:value-type="float">
            <text:p>60578250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3C01</text:p>
          </table:table-cell>
          <table:table-cell office:value-type="string" calcext:value-type="string">
            <text:p>6057825094_R03C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M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BL5</text:p>
          </table:table-cell>
          <table:table-cell office:value-type="float" office:value="6057825094" calcext:value-type="float">
            <text:p>605782509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3C02</text:p>
          </table:table-cell>
          <table:table-cell office:value-type="string" calcext:value-type="string">
            <text:p>6057825094_R03C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M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BL6</text:p>
          </table:table-cell>
          <table:table-cell office:value-type="float" office:value="6057825094" calcext:value-type="float">
            <text:p>605782509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4C02</text:p>
          </table:table-cell>
          <table:table-cell office:value-type="string" calcext:value-type="string">
            <text:p>6057825094_R04C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F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RS96</text:p>
          </table:table-cell>
          <table:table-cell office:value-type="float" office:value="6057825094" calcext:value-type="float">
            <text:p>60578250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1C02</text:p>
          </table:table-cell>
          <table:table-cell office:value-type="string" calcext:value-type="string">
            <text:p>6057825094_R01C0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S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S50</text:p>
          </table:table-cell>
          <table:table-cell office:value-type="float" office:value="6057825094" calcext:value-type="float">
            <text:p>605782509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4C01</text:p>
          </table:table-cell>
          <table:table-cell office:value-type="string" calcext:value-type="string">
            <text:p>6057825094_R04C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S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S62</text:p>
          </table:table-cell>
          <table:table-cell office:value-type="float" office:value="6057825094" calcext:value-type="float">
            <text:p>605782509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5C01</text:p>
          </table:table-cell>
          <table:table-cell office:value-type="string" calcext:value-type="string">
            <text:p>6057825094_R05C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S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S23</text:p>
          </table:table-cell>
          <table:table-cell office:value-type="float" office:value="6057825094" calcext:value-type="float">
            <text:p>605782509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5C02</text:p>
          </table:table-cell>
          <table:table-cell office:value-type="string" calcext:value-type="string">
            <text:p>6057825094_R05C0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RS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S94</text:p>
          </table:table-cell>
          <table:table-cell office:value-type="float" office:value="6057825094" calcext:value-type="float">
            <text:p>605782509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6C01</text:p>
          </table:table-cell>
          <table:table-cell office:value-type="string" calcext:value-type="string">
            <text:p>6057825094_R06C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S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S26</text:p>
          </table:table-cell>
          <table:table-cell office:value-type="float" office:value="6057825094" calcext:value-type="float">
            <text:p>605782509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6C02</text:p>
          </table:table-cell>
          <table:table-cell office:value-type="string" calcext:value-type="string">
            <text:p>6057825094_R06C0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RS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S29</text:p>
          </table:table-cell>
          <table:table-cell office:value-type="float" office:value="6057825116" calcext:value-type="float">
            <text:p>60578251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01C01</text:p>
          </table:table-cell>
          <table:table-cell office:value-type="string" calcext:value-type="string">
            <text:p>6057825116_R01C0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RS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S5</text:p>
          </table:table-cell>
          <table:table-cell office:value-type="float" office:value="6057825116" calcext:value-type="float">
            <text:p>60578251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1C02</text:p>
          </table:table-cell>
          <table:table-cell office:value-type="string" calcext:value-type="string">
            <text:p>6057825116_R01C0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RS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S30</text:p>
          </table:table-cell>
          <table:table-cell office:value-type="float" office:value="6057825116" calcext:value-type="float">
            <text:p>60578251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2C01</text:p>
          </table:table-cell>
          <table:table-cell office:value-type="string" calcext:value-type="string">
            <text:p>6057825116_R02C0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RS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S6</text:p>
          </table:table-cell>
          <table:table-cell office:value-type="float" office:value="6057825116" calcext:value-type="float">
            <text:p>60578251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02C02</text:p>
          </table:table-cell>
          <table:table-cell office:value-type="string" calcext:value-type="string">
            <text:p>6057825116_R02C0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RS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S31</text:p>
          </table:table-cell>
          <table:table-cell office:value-type="float" office:value="6057825116" calcext:value-type="float">
            <text:p>60578251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3C01</text:p>
          </table:table-cell>
          <table:table-cell office:value-type="string" calcext:value-type="string">
            <text:p>6057825116_R03C0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RS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S12</text:p>
          </table:table-cell>
          <table:table-cell office:value-type="float" office:value="6057825116" calcext:value-type="float">
            <text:p>60578251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3C02</text:p>
          </table:table-cell>
          <table:table-cell office:value-type="string" calcext:value-type="string">
            <text:p>6057825116_R03C0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RS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S39</text:p>
          </table:table-cell>
          <table:table-cell office:value-type="float" office:value="6057825116" calcext:value-type="float">
            <text:p>60578251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4C01</text:p>
          </table:table-cell>
          <table:table-cell office:value-type="string" calcext:value-type="string">
            <text:p>6057825116_R04C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RS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S17</text:p>
          </table:table-cell>
          <table:table-cell office:value-type="float" office:value="6057825116" calcext:value-type="float">
            <text:p>60578251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4C02</text:p>
          </table:table-cell>
          <table:table-cell office:value-type="string" calcext:value-type="string">
            <text:p>6057825116_R04C0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RS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S44</text:p>
          </table:table-cell>
          <table:table-cell office:value-type="float" office:value="6057825116" calcext:value-type="float">
            <text:p>60578251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5C01</text:p>
          </table:table-cell>
          <table:table-cell office:value-type="string" calcext:value-type="string">
            <text:p>6057825116_R05C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RS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S19</text:p>
          </table:table-cell>
          <table:table-cell office:value-type="float" office:value="6057825116" calcext:value-type="float">
            <text:p>60578251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5C02</text:p>
          </table:table-cell>
          <table:table-cell office:value-type="string" calcext:value-type="string">
            <text:p>6057825116_R05C0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RS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S4</text:p>
          </table:table-cell>
          <table:table-cell office:value-type="float" office:value="6057825116" calcext:value-type="float">
            <text:p>60578251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6C01</text:p>
          </table:table-cell>
          <table:table-cell office:value-type="string" calcext:value-type="string">
            <text:p>6057825116_R06C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RS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S22</text:p>
          </table:table-cell>
          <table:table-cell office:value-type="float" office:value="6057825116" calcext:value-type="float">
            <text:p>60578251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6C02</text:p>
          </table:table-cell>
          <table:table-cell office:value-type="string" calcext:value-type="string">
            <text:p>6057825116_R06C0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RS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  <table:database-ranges>
        <table:database-range table:name="__Anonymous_Sheet_DB__0" table:target-range-address="sampleSheet.A1:sampleSheet.K2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7T12:08:03.900344933</dc:date>
    <meta:editing-duration>PT2M13S</meta:editing-duration>
    <meta:editing-cycles>1</meta:editing-cycles>
    <meta:document-statistic meta:table-count="1" meta:cell-count="275" meta:object-count="0"/>
    <meta:generator>LibreOffice/5.1.6.2$Linux_X86_64 LibreOffice_project/10m0$Build-2</meta:generator>
  </office:meta>
</office:document-meta>
</file>